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pt" fo:country="BR" fo:font-weight="bold" officeooo:rsid="00141d9c" officeooo:paragraph-rsid="00141d9c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language="pt" fo:country="BR" fo:font-weight="normal" officeooo:rsid="00141d9c" officeooo:paragraph-rsid="00141d9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language="pt" fo:country="BR" fo:font-weight="normal" officeooo:rsid="00141d9c" officeooo:paragraph-rsid="0014642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pt" fo:country="BR" fo:font-weight="normal" officeooo:rsid="0015a997" officeooo:paragraph-rsid="0015a9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language="pt" fo:country="BR" fo:font-style="italic" fo:font-weight="bold" officeooo:rsid="00141d9c" officeooo:paragraph-rsid="00141d9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pt" fo:country="BR" fo:font-style="normal" fo:font-weight="bold" officeooo:rsid="0014642d" officeooo:paragraph-rsid="00141d9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cc0000" fo:font-size="12pt" fo:language="pt" fo:country="BR" fo:font-style="normal" fo:font-weight="normal" officeooo:rsid="0014642d" officeooo:paragraph-rsid="0014642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cc0000" fo:font-size="12pt" fo:language="pt" fo:country="BR" fo:font-weight="normal" officeooo:rsid="00141d9c" officeooo:paragraph-rsid="0014642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cc0000" fo:font-size="12pt" fo:language="pt" fo:country="BR" fo:font-weight="normal" officeooo:rsid="00180cac" officeooo:paragraph-rsid="00180ca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language="pt" fo:country="BR" fo:font-weight="bold" officeooo:rsid="00180cac" officeooo:paragraph-rsid="00180ca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pt" fo:country="BR" fo:font-weight="normal" officeooo:rsid="00180cac" officeooo:paragraph-rsid="00180ca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language="pt" fo:country="BR" fo:font-weight="normal" officeooo:rsid="00141d9c" officeooo:paragraph-rsid="00141d9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808080" fo:font-size="14pt" fo:language="pt" fo:country="BR" fo:font-weight="bold" officeooo:rsid="0015a997" officeooo:paragraph-rsid="0015a99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808080" fo:font-size="14pt" fo:language="pt" fo:country="BR" fo:font-style="normal" fo:font-weight="bold" officeooo:rsid="0015a997" officeooo:paragraph-rsid="0015a99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808080" fo:font-size="12pt" fo:language="pt" fo:country="BR" fo:font-weight="normal" officeooo:rsid="0015a997" officeooo:paragraph-rsid="0015a997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642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642d" style:font-style-asian="normal" style:font-style-complex="normal"/>
    </style:style>
    <style:style style:name="T5" style:family="text">
      <style:text-properties fo:font-style="normal" officeooo:rsid="00171dcb" style:font-style-asian="normal" style:font-style-complex="normal"/>
    </style:style>
    <style:style style:name="T6" style:family="text">
      <style:text-properties fo:font-style="normal" officeooo:rsid="00180cac" style:font-style-asian="normal" style:font-style-complex="normal"/>
    </style:style>
    <style:style style:name="T7" style:family="text">
      <style:text-properties fo:color="#cc0000" fo:font-style="normal" officeooo:rsid="00171dcb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oken Soul – Texto Oral</text:p>
      <text:p text:style-name="P1">Grupo</text:p>
      <text:p text:style-name="P2"><text:tab/>Olá, somos os alunos Leonardo e Gustavo do BCC. Nossa apresentação é baseada no TCC Broken Soul, de 2009, dos alunos Marcos, Napoleão e Nícia. O orientador responsável, prof. Flávio, dá aulas até hoje no instituto.</text:p>
      <text:p text:style-name="P2"/>
      <text:p text:style-name="P1">Objetivo</text:p>
      <text:p text:style-name="P2"><text:tab/>Jogos de videogame são um dos softwares mais atrativos e que abrangem vários ramos da computação. Envolvem várias etapas, como criação de roteiro e áudio, habilidades gráficas, conhecimento em Física, ciências sociais, etc.</text:p>
      <text:p text:style-name="P2"><text:tab/>Tendo isso em mente, decidimos criar o Broken Soul: um jogo de gênero <text:span text:style-name="T1">Action RPG </text:span><text:span text:style-name="T3">(termo que será explicado em breve). O console escolhido foi o Nintendo DS</text:span>, da franquia Nintendo. Sua característica mais atraente a ser explorada, e um dos principais motivos para o termos escolhido como alvo do TCC, é a <text:span text:style-name="T1">touch screen</text:span> (tela de toque), permitindo maior interação do usuário com o jogo. </text:p>
      <text:p text:style-name="P2"/>
      <text:p text:style-name="P1">Action RPG</text:p>
      <text:p text:style-name="P2"><text:tab/>Do que se trata o gênero <text:span text:style-name="T1">Action RPG</text:span>? Melhor ainda, o que é esse RPG no nome?</text:p>
      <text:p text:style-name="P2"><text:tab/>O termo RPG, sigla para <text:span text:style-name="T1">Role-Playing Game</text:span>, surgiu na década de 70. Na época, não eram videogames, e sim jogos de mesa. Cada jogador criava seu personagem e participava de uma história narrada pelo <text:span text:style-name="T1">Game Master</text:span><text:span text:style-name="T3"> </text:span><text:span text:style-name="T4">(pessoa que administra a narrativa).</text:span></text:p>
      <text:p text:style-name="P3"><text:span text:style-name="T3"><text:tab/>Com o passar do tempo, os RPGs foram incorporados aos videogames e tiveram algumas características modificadas. Um desses ramos é o </text:span><text:span text:style-name="T1">Action RPG</text:span><text:span text:style-name="T3"> (RPG de ação), em que o jogador participa em tempo real nos acontecimentos, desviando dos golpes dos inimigos e desferindo ataques quando achar necessário. Ou seja, não há uso de um sistema por rodadas entre o herói e seus oponentes. É um gênero comum hoje em dia e que constantemente renova seus valores. </text:span><text:span text:style-name="T4">Atributos importantes do personagem, como vida, itens e habilidades, são mostrados na tela.</text:span></text:p>
      <text:p text:style-name="P2"><text:span text:style-name="T3"><text:tab/></text:span><text:span text:style-name="T4">Exemplos incluem </text:span><text:span text:style-name="T2">Final Fantasy Adventure</text:span><text:span text:style-name="T4">, de 1991, para o console </text:span><text:span text:style-name="T2">Game Boy</text:span><text:span text:style-name="T4">, e </text:span><text:span text:style-name="T2">Diablo</text:span><text:span text:style-name="T4">, de 1996, para o PC. Note a interface de atributos simples do primeiro caso e uma maior sofisticação no segundo.</text:span></text:p>
      <text:p text:style-name="P6"><text:soft-page-break/>Console: Nintendo DS</text:p>
      <text:p text:style-name="P3"><text:span text:style-name="T4"><text:tab/>Uma vez explicado o gênero, vamos ao console. O Nintendo DS é um vídeo game portátil, lançado pela Nintendo em 2004. O </text:span><text:span text:style-name="T2">DS</text:span><text:span text:style-name="T4"> em seu nome é uma sigla para </text:span><text:span text:style-name="T2">Developer's System</text:span><text:span text:style-name="T4"> (Sistema de Desenvolvedor) ou </text:span><text:span text:style-name="T2">Dual Screen</text:span><text:span text:style-name="T4"> (Tela Dupla), esta última sendo sua principal característica: duas telas LCD funcionando em conjunto, sendo que a debaixo possui </text:span><text:span text:style-name="T2">Touch Screen</text:span><text:span text:style-name="T4">. O usuário interage com esta através de uma “canetinha” especial, o </text:span><text:span text:style-name="T2">stylus</text:span><text:span text:style-name="T4">.</text:span></text:p>
      <text:p text:style-name="P7"><text:tab/>Seria legal se fizéssemos uma comparação das características de hardware/software do Nintendo DS com outras consoles/máquinas/etc.</text:p>
      <text:p text:style-name="P8"/>
      <text:p text:style-name="P10">Touch Screen (Tecnologias)</text:p>
      <text:p text:style-name="P11"><text:tab/>???</text:p>
      <text:p text:style-name="P9"/>
      <text:p text:style-name="P13"><text:span text:style-name="T4">B</text:span><text:span text:style-name="T3">iblioteca PALib</text:span></text:p>
      <text:p text:style-name="P15"><text:span text:style-name="T3"><text:tab/>A </text:span><text:span text:style-name="T1">Programmer's Arsenal</text:span><text:span text:style-name="T3"> (Arsenal do Programador), ou simplesmente PALib, é uma biblioteca específica, de sofisticação razoável, para criar software para o </text:span><text:span text:style-name="T1">Nintendo DS</text:span><text:span text:style-name="T3">.</text:span></text:p>
      <text:p text:style-name="P15"><text:span text:style-name="T3"><text:tab/>Sua licença é GPL (</text:span><text:span text:style-name="T1">General Public License</text:span><text:span text:style-name="T3">, traduzido para Licença Geral Pública), comumente usada em </text:span><text:span text:style-name="T1">software</text:span><text:span text:style-name="T3"> livre. Não é oficialmente apoiada pela </text:span><text:span text:style-name="T1">Nintendo</text:span><text:span text:style-name="T3">.</text:span></text:p>
      <text:p text:style-name="P15"><text:span text:style-name="T3"><text:tab/>Na época do projeto (ou seja, 2009), era uma biblioteca útil para montar um esqueleto de um jogo de </text:span><text:span text:style-name="T1">Nintendo DS</text:span><text:span text:style-name="T3">. Hoje em dia está bem desatualizada e o site está fora do ar há um tempinho. Por sorte, ainda existe a outra biblioteca... [Muda para próximo slide]</text:span></text:p>
      <text:p text:style-name="P4"/>
      <text:p text:style-name="P14">Biblioteca DevKitPro</text:p>
      <text:p text:style-name="P15"><text:span text:style-name="T3"><text:tab/>A DevKitPro é mais abrangente por conter ferramentas para vários consoles de vídeo games, incluindo o </text:span><text:span text:style-name="T1">Nintendo DS</text:span><text:span text:style-name="T3">, </text:span><text:span text:style-name="T1">Game Boy Advance</text:span><text:span text:style-name="T3"> e </text:span><text:span text:style-name="T1">Wii</text:span><text:span text:style-name="T3">.</text:span></text:p>
      <text:p text:style-name="P15"><text:span text:style-name="T3"><text:tab/>Dentro desse conjunto de ferramentas existe uma bilioteca específica para cada console. No caso do DS, temos o DevKitARM para o processador ARM (Advanced RISC Machine</text:span><text:span text:style-name="T5">)</text:span><text:span text:style-name="T3"> do portátil.</text:span></text:p>
      <text:p text:style-name="P4"><text:span text:style-name="T3"><text:tab/></text:span><text:span text:style-name="T7">Não sei exatamente o que mais colocar nas bibliotecas... A própria monografia fala pouquinho del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083in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4:28:46.838032281</meta:creation-date>
    <dc:date>2015-06-13T16:58:39.671693667</dc:date>
    <meta:editing-duration>PT2M3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4" meta:word-count="582" meta:character-count="3586" meta:non-whitespace-character-count="3010"/>
  </office:meta>
</office:document-meta>
</file>